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cmr12" svg:font-family="cmr12" style:font-pitch="variable"/>
    <style:font-face style:name="cmr121" svg:font-family="cmr12" style:font-adornments="Regular" style:font-pitch="variable"/>
    <style:font-face style:name="cmti10" svg:font-family="cmt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 fo:min-height="2.163cm" fo:min-width="2.929cm" fo:wrap-option="wrap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126cm" fo:min-width="2.146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2.542cm" fo:min-width="8.773cm" fo:wrap-option="wrap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 fo:min-height="2.934cm" fo:min-width="3.247cm" fo:wrap-option="wrap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 fo:min-height="2.163cm" fo:min-width="4.199cm" fo:wrap-option="wrap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1.719cm" fo:min-width="1.85cm" fo:wrap-option="wrap"/>
    </style:style>
    <style:style style:name="gr7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8" style:family="graphic" style:parent-style-name="objectwithoutfill">
      <style:graphic-properties draw:marker-end="Arrow" draw:marker-end-width="0.3cm" draw:fill="none" draw:textarea-horizontal-align="left" draw:textarea-vertical-align="botto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1.645cm" fo:min-width="3.189cm" fo:wrap-option="wrap"/>
    </style:style>
    <style:style style:name="gr11" style:family="graphic" style:parent-style-name="objectwithoutfill">
      <style:graphic-properties draw:marker-end="Arrow" draw:marker-end-width="0.3cm" draw:fill="none" draw:textarea-horizontal-align="righ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2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>
      <style:paragraph-properties fo:text-align="center"/>
      <style:text-properties style:font-name="cmr121"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mr121" fo:font-size="18pt" style:font-size-asian="18pt" style:font-size-complex="18pt"/>
    </style:style>
    <style:style style:name="P6" style:family="paragraph">
      <style:paragraph-properties fo:text-align="center"/>
      <style:text-properties style:font-name="cmr10" fo:font-size="18pt" style:font-size-asian="18pt" style:font-size-complex="18pt"/>
    </style:style>
    <style:style style:name="P7" style:family="paragraph">
      <style:paragraph-properties fo:text-align="center"/>
      <style:text-properties style:font-name="cmti10"/>
    </style:style>
    <style:style style:name="P8" style:family="paragraph">
      <style:paragraph-properties fo:text-align="center"/>
      <style:text-properties style:font-name="cmti10" fo:font-size="18pt" style:font-size-asian="18pt" style:font-size-complex="18pt"/>
    </style:style>
    <style:style style:name="P9" style:family="paragraph">
      <style:paragraph-properties fo:text-align="center"/>
      <style:text-properties style:font-name="cmr101" fo:font-size="18pt" style:font-size-asian="18pt" style:font-size-complex="18pt"/>
    </style:style>
    <style:style style:name="T1" style:family="text">
      <style:text-properties style:font-name="cmr121" fo:font-size="18pt" style:font-size-asian="18pt" style:font-size-complex="18pt"/>
    </style:style>
    <style:style style:name="T2" style:family="text">
      <style:text-properties style:font-name="cmr10"/>
    </style:style>
    <style:style style:name="T3" style:family="text">
      <style:text-properties style:font-name="cmti10"/>
    </style:style>
    <style:style style:name="T4" style:family="text">
      <style:text-properties style:font-name="cmti1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429cm" svg:height="2.413cm" svg:x="14.97cm" svg:y="27.956cm">
          <text:p text:style-name="P1"><text:span text:style-name="T1">Schedule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.794cm" svg:height="1.524cm" svg:x="15.287cm" svg:y="19.261cm">
          <text:p text:style-name="P1"><text:span text:style-name="T1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794cm" svg:height="1.524cm" svg:x="38.325cm" svg:y="41.729cm">
          <text:p text:style-name="P1"><text:span text:style-name="T1">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11.811cm" svg:height="3.556cm" svg:x="10.779cm" svg:y="31.15cm">
          <text:p text:style-name="P4"><text:span text:style-name="T1">Append any extra, substituted and recovery items along with unit, schedule quantity, rate and deviation limit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3" draw:id="id3" draw:layer="layout" svg:width="7.493cm" svg:height="6.366cm" svg:x="12.938cm" svg:y="36.076cm">
          <text:p text:style-name="P1"><text:span text:style-name="T2">Are there extra/substituted/recovery item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6" draw:id="id6" draw:layer="layout" svg:width="11.811cm" svg:height="3.556cm" svg:x="10.779cm" svg:y="23.563cm">
          <text:p text:style-name="P4"><text:span text:style-name="T1">Input agreement schedule including extra, substituted and deviated items along with unit, schedule quantity, rate and deviation limit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9" draw:id="id9" draw:layer="layout" svg:width="11.811cm" svg:height="3.556cm" svg:x="22.252cm" svg:y="23.563cm">
          <text:p text:style-name="P4"><text:span text:style-name="T1">Record measurements ordered under measurement books and measurement group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xml:id="id8" draw:id="id8" draw:layer="layout" svg:width="4.699cm" svg:height="2.413cm" svg:x="25.808cm" svg:y="27.956cm">
          <text:p text:style-name="P1"><text:span text:style-name="T1">Measurements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" draw:id="id10" draw:layer="layout" svg:width="3.429cm" svg:height="2.413cm" svg:x="38.008cm" svg:y="27.956cm">
          <text:p text:style-name="P1"><text:span text:style-name="T1">Bills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1" draw:id="id11" draw:layer="layout" svg:width="11.811cm" svg:height="3.556cm" svg:x="33.817cm" svg:y="23.563cm">
          <text:p text:style-name="P4"><text:span text:style-name="T1">Select items for billing, input part rate percentages and deviated rates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xml:id="id1" draw:id="id1" draw:layer="layout" svg:width="4.699cm" svg:height="3.937cm" svg:x="37.373cm" svg:y="36.395cm">
          <text:p text:style-name="P1"><text:span text:style-name="T2">Final bill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svg:x1="39.723cm" svg:y1="40.332cm" svg:x2="39.722cm" svg:y2="41.729cm" draw:start-shape="id1" draw:start-glue-point="6" draw:end-shape="id2" svg:d="M39723 40332v699h-1v698" svg:viewBox="0 0 2 1398">
          <text:p text:style-name="P1"><text:span text:style-name="T3"><text:s text:c="2"/></text:span><text:span text:style-name="T3">Yes</text:span></text:p>
        </draw:connector>
        <draw:connector draw:style-name="gr8" draw:text-style-name="P8" draw:layer="layout" svg:x1="16.685cm" svg:y1="36.076cm" svg:x2="16.685cm" svg:y2="34.706cm" draw:start-shape="id3" draw:start-glue-point="4" draw:end-shape="id4" draw:end-glue-point="8" svg:d="M16685 36076v-1370" svg:viewBox="0 0 1 1371">
          <text:p text:style-name="P1"><text:span text:style-name="T4"><text:s/></text:span><text:span text:style-name="T4">Yes</text:span></text:p>
        </draw:connector>
        <draw:connector draw:style-name="gr9" draw:text-style-name="P9" draw:layer="layout" svg:x1="16.685cm" svg:y1="31.15cm" svg:x2="16.684cm" svg:y2="30.369cm" draw:start-shape="id4" draw:start-glue-point="5" draw:end-shape="id5" draw:end-glue-point="2" svg:d="M16685 31150v-391h-1v-390" svg:viewBox="0 0 2 782">
          <text:p/>
        </draw:connector>
        <draw:connector draw:style-name="gr9" draw:text-style-name="P9" draw:layer="layout" svg:x1="16.685cm" svg:y1="27.119cm" svg:x2="16.684cm" svg:y2="27.956cm" draw:start-shape="id6" draw:start-glue-point="8" draw:end-shape="id5" draw:end-glue-point="0" svg:d="M16685 27119v419h-1v418" svg:viewBox="0 0 2 838">
          <text:p/>
        </draw:connector>
        <draw:connector draw:style-name="gr9" draw:text-style-name="P9" draw:layer="layout" svg:x1="16.684cm" svg:y1="20.785cm" svg:x2="16.685cm" svg:y2="23.563cm" draw:start-shape="id7" draw:start-glue-point="2" draw:end-shape="id6" draw:end-glue-point="5" svg:d="M16684 20785v1389h1v1389" svg:viewBox="0 0 2 2779">
          <text:p/>
        </draw:connector>
        <draw:connector draw:style-name="gr9" draw:text-style-name="P9" draw:layer="layout" svg:x1="18.399cm" svg:y1="29.162cm" svg:x2="25.808cm" svg:y2="29.162cm" draw:start-shape="id5" draw:start-glue-point="1" draw:end-shape="id8" svg:d="M18399 29162h7409" svg:viewBox="0 0 7410 1">
          <text:p/>
        </draw:connector>
        <draw:connector draw:style-name="gr9" draw:text-style-name="P9" draw:layer="layout" svg:x1="28.158cm" svg:y1="27.119cm" svg:x2="28.157cm" svg:y2="27.956cm" draw:start-shape="id9" draw:start-glue-point="8" draw:end-shape="id8" draw:end-glue-point="0" svg:d="M28158 27119v419h-1v418" svg:viewBox="0 0 2 838">
          <text:p/>
        </draw:connector>
        <draw:connector draw:style-name="gr9" draw:text-style-name="P9" draw:layer="layout" svg:x1="30.507cm" svg:y1="29.162cm" svg:x2="38.008cm" svg:y2="29.162cm" draw:start-shape="id8" draw:start-glue-point="1" draw:end-shape="id10" draw:end-glue-point="3" svg:d="M30507 29162h7501" svg:viewBox="0 0 7502 1">
          <text:p/>
        </draw:connector>
        <draw:connector draw:style-name="gr9" draw:text-style-name="P9" draw:layer="layout" svg:x1="39.723cm" svg:y1="27.119cm" svg:x2="39.722cm" svg:y2="27.956cm" draw:start-shape="id11" draw:start-glue-point="8" draw:end-shape="id10" draw:end-glue-point="0" svg:d="M39723 27119v419h-1v418" svg:viewBox="0 0 2 838">
          <text:p/>
        </draw:connector>
        <draw:custom-shape draw:style-name="gr10" draw:text-style-name="P5" xml:id="id12" draw:id="id12" draw:layer="layout" svg:width="4.699cm" svg:height="2.413cm" svg:x="37.373cm" svg:y="32.25cm">
          <text:p text:style-name="P4"><text:span text:style-name="T1">Render Bill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73.453145057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20.431cm" svg:y1="39.259cm" svg:x2="28.157cm" svg:y2="30.369cm" draw:start-shape="id3" draw:start-glue-point="7" draw:end-shape="id8" draw:end-glue-point="2" svg:d="M20431 39259h7726v-8890" svg:viewBox="0 0 7727 8891">
          <text:p text:style-name="P1"><text:span text:style-name="T4">No</text:span></text:p>
        </draw:connector>
        <draw:connector draw:style-name="gr9" draw:text-style-name="P9" draw:layer="layout" svg:x1="39.722cm" svg:y1="30.369cm" svg:x2="39.723cm" svg:y2="32.25cm" draw:start-shape="id10" draw:start-glue-point="2" draw:end-shape="id12" draw:end-glue-point="5" svg:d="M39722 30369v940h1v941" svg:viewBox="0 0 2 1882">
          <text:p/>
        </draw:connector>
        <draw:connector draw:style-name="gr9" draw:text-style-name="P9" draw:layer="layout" svg:x1="39.723cm" svg:y1="34.663cm" svg:x2="39.723cm" svg:y2="36.395cm" draw:start-shape="id12" draw:start-glue-point="8" draw:end-shape="id1" draw:end-glue-point="4" svg:d="M39723 34663v1732" svg:viewBox="0 0 1 1733">
          <text:p/>
        </draw:connector>
        <draw:connector draw:style-name="gr11" draw:text-style-name="P8" draw:layer="layout" draw:line-skew="2.705cm 0.474cm" svg:x1="37.373cm" svg:y1="38.364cm" svg:x2="16.685cm" svg:y2="42.442cm" draw:start-shape="id1" draw:start-glue-point="5" draw:end-shape="id3" draw:end-glue-point="6" svg:d="M37373 38364h-5766v5054h-14922v-976" svg:viewBox="0 0 20689 5055">
          <text:p text:style-name="P1"><text:span text:style-name="T4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cmr12" svg:font-family="cmr12" style:font-pitch="variable"/>
    <style:font-face style:name="cmr121" svg:font-family="cmr12" style:font-adornments="Regular" style:font-pitch="variable"/>
    <style:font-face style:name="cmti10" svg:font-family="cmt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 Varkey</meta:initial-creator>
    <meta:creation-date>2015-07-28T19:54:40.491427687</meta:creation-date>
    <dc:date>2016-05-25T16:59:50.420117502</dc:date>
    <dc:creator>Manu Varkey</dc:creator>
    <meta:editing-duration>PT49M46S</meta:editing-duration>
    <meta:editing-cycles>83</meta:editing-cycles>
    <meta:generator>LibreOffice/4.3.7.2$Linux_X86_64 LibreOffice_project/430$Build-2</meta:generator>
    <meta:document-statistic meta:object-count="25"/>
  </office:meta>
</office:document-meta>
</file>